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Arial, Helvetic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075in" style:rel-column-width="19637*"/>
    </style:style>
    <style:style style:name="Table2.B" style:family="table-column">
      <style:table-column-properties style:column-width="4.85in" style:rel-column-width="458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fo:font-style="normal" fo:font-weight="bold" officeooo:rsid="00816414" officeooo:paragraph-rsid="0013f625" style:font-style-asian="normal" style:font-weight-asian="bold" style:font-style-complex="normal" style:font-weight-complex="bold"/>
    </style:style>
    <style:style style:name="P2" style:family="paragraph" style:parent-style-name="Standard">
      <style:text-properties fo:language="en" fo:country="US" fo:font-style="normal" fo:font-weight="normal" officeooo:rsid="0059a380" officeooo:paragraph-rsid="0013f625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language="en" fo:country="US" fo:font-style="normal" fo:font-weight="bold" officeooo:rsid="00157cfc" officeooo:paragraph-rsid="00157cfc" style:font-style-asian="normal" style:font-weight-asian="bold" style:font-style-complex="normal" style:font-weight-complex="bold"/>
    </style:style>
    <style:style style:name="P4" style:family="paragraph" style:parent-style-name="Standard">
      <style:text-properties fo:language="en" fo:country="US" fo:font-style="normal" fo:font-weight="normal" officeooo:rsid="00157cfc" officeooo:paragraph-rsid="00157cfc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en" fo:country="US" fo:font-style="normal" fo:font-weight="normal" officeooo:rsid="0017ecf9" officeooo:paragraph-rsid="0013f625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en" fo:country="US" fo:font-style="normal" fo:font-weight="bold" officeooo:rsid="0083c208" officeooo:paragraph-rsid="0013f625" style:font-style-asian="normal" style:font-weight-asian="bold" style:font-style-complex="normal" style:font-weight-complex="bold"/>
    </style:style>
    <style:style style:name="P7" style:family="paragraph" style:parent-style-name="Standard">
      <style:text-properties fo:language="en" fo:country="US" fo:font-style="normal" fo:font-weight="normal" officeooo:rsid="0083c208" officeooo:paragraph-rsid="0013f62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en" fo:country="US" fo:font-style="normal" fo:font-weight="bold" officeooo:rsid="00856c81" officeooo:paragraph-rsid="0013f625" style:font-style-asian="normal" style:font-weight-asian="bold" style:font-style-complex="normal" style:font-weight-complex="bold"/>
    </style:style>
    <style:style style:name="P9" style:family="paragraph" style:parent-style-name="Table_20_Contents">
      <style:text-properties fo:language="en" fo:country="US" officeooo:rsid="00856c81" officeooo:paragraph-rsid="0013f625"/>
    </style:style>
    <style:style style:name="P10" style:family="paragraph" style:parent-style-name="Table_20_Contents">
      <style:text-properties officeooo:paragraph-rsid="0013f625"/>
    </style:style>
    <style:style style:name="P11" style:family="paragraph" style:parent-style-name="Standard">
      <style:text-properties style:font-name="Liberation Serif" fo:language="en" fo:country="US" fo:font-style="normal" fo:font-weight="normal" officeooo:rsid="00400015" officeooo:paragraph-rsid="0013f62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Liberation Serif" fo:language="en" fo:country="US" fo:font-style="normal" fo:font-weight="bold" officeooo:rsid="00867a94" officeooo:paragraph-rsid="0013f625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Liberation Serif" fo:language="en" fo:country="US" fo:font-style="normal" fo:font-weight="normal" officeooo:rsid="00867a94" officeooo:paragraph-rsid="0013f625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Montserrat" fo:letter-spacing="normal" fo:font-style="normal" fo:font-weight="normal" officeooo:paragraph-rsid="0013f625"/>
    </style:style>
    <style:style style:name="P15" style:family="paragraph" style:parent-style-name="Standard">
      <style:text-properties fo:font-variant="normal" fo:text-transform="none" fo:color="#000000" loext:opacity="100%" style:font-name="Liberation Serif" fo:letter-spacing="normal" fo:font-style="normal" fo:font-weight="normal" officeooo:paragraph-rsid="0013f625"/>
    </style:style>
    <style:style style:name="P1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69e35" officeooo:paragraph-rsid="0013f625" style:font-weight-asian="bold" style:font-weight-complex="bold"/>
    </style:style>
    <style:style style:name="P1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13f625"/>
    </style:style>
    <style:style style:name="P1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13f625" style:font-weight-asian="normal" style:font-weight-complex="normal"/>
    </style:style>
    <style:style style:name="P19" style:family="paragraph" style:parent-style-name="Standard">
      <style:text-properties officeooo:paragraph-rsid="0013f625"/>
    </style:style>
    <style:style style:name="P2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a0cb" officeooo:paragraph-rsid="0013f625" style:font-weight-asian="normal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7a0cb" officeooo:paragraph-rsid="0013f625" style:font-weight-asian="bold" style:font-weight-complex="bold"/>
    </style:style>
    <style:style style:name="P2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b025b" officeooo:paragraph-rsid="0013f625" style:font-weight-asian="bold" style:font-weight-complex="bold"/>
    </style:style>
    <style:style style:name="P2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b025b" officeooo:paragraph-rsid="0013f625" style:font-weight-asian="normal" style:font-weight-complex="normal"/>
    </style:style>
    <style:style style:name="P2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13cfa" officeooo:paragraph-rsid="0013f625" style:font-weight-asian="normal" style:font-weight-complex="normal"/>
    </style:style>
    <style:style style:name="P2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c0100" officeooo:paragraph-rsid="0013f625" style:font-weight-asian="bold" style:font-weight-complex="bold"/>
    </style:style>
    <style:style style:name="P2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c0100" officeooo:paragraph-rsid="0013f625"/>
    </style:style>
    <style:style style:name="P2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d6c99" officeooo:paragraph-rsid="0013f625"/>
    </style:style>
    <style:style style:name="P2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209d8" officeooo:paragraph-rsid="0013f625"/>
    </style:style>
    <style:style style:name="P2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209d8" officeooo:paragraph-rsid="0013f625" style:font-weight-asian="bold" style:font-weight-complex="bold"/>
    </style:style>
    <style:style style:name="P3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392d5" officeooo:paragraph-rsid="0013f625"/>
    </style:style>
    <style:style style:name="P3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0d1cf" officeooo:paragraph-rsid="0013f625"/>
    </style:style>
    <style:style style:name="P32" style:family="paragraph" style:parent-style-name="Standard">
      <style:text-properties fo:font-weight="bold" officeooo:paragraph-rsid="0013f625" style:font-weight-asian="bold" style:font-weight-complex="bold"/>
    </style:style>
    <style:style style:name="P3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d5dec" officeooo:paragraph-rsid="0013f625"/>
    </style:style>
    <style:style style:name="P3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ee44d" officeooo:paragraph-rsid="0013f625"/>
    </style:style>
    <style:style style:name="P3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26924" officeooo:paragraph-rsid="0013f625" style:font-weight-asian="normal" style:font-weight-complex="normal"/>
    </style:style>
    <style:style style:name="P3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57c23" officeooo:paragraph-rsid="0013f625" style:font-weight-asian="bold" style:font-weight-complex="bold"/>
    </style:style>
    <style:style style:name="P3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57c23" officeooo:paragraph-rsid="0013f625"/>
    </style:style>
    <style:style style:name="P38" style:family="paragraph" style:parent-style-name="Standard">
      <style:text-properties fo:font-variant="normal" fo:text-transform="none" fo:color="#000000" loext:opacity="100%" fo:letter-spacing="normal" fo:font-style="normal" fo:font-weight="normal" officeooo:paragraph-rsid="0013f625"/>
    </style:style>
    <style:style style:name="P3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6b88d" officeooo:paragraph-rsid="0013f625" style:font-weight-asian="bold" style:font-weight-complex="bold"/>
    </style:style>
    <style:style style:name="P4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86be0" officeooo:paragraph-rsid="0013f625"/>
    </style:style>
    <style:style style:name="P4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97fc0" officeooo:paragraph-rsid="0013f625" style:font-weight-asian="bold" style:font-weight-complex="bold"/>
    </style:style>
    <style:style style:name="P4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97fc0" officeooo:paragraph-rsid="0013f625"/>
    </style:style>
    <style:style style:name="P4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8971a" officeooo:paragraph-rsid="0013f625" style:font-weight-asian="normal" style:font-weight-complex="normal"/>
    </style:style>
    <style:style style:name="P4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69c52" officeooo:paragraph-rsid="0013f625"/>
    </style:style>
    <style:style style:name="P4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17e856" officeooo:paragraph-rsid="0017e8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67a94" style:font-weight-asian="normal" style:font-weight-complex="normal"/>
    </style:style>
    <style:style style:name="T4" style:family="text">
      <style:text-properties officeooo:rsid="00878eac"/>
    </style:style>
    <style:style style:name="T5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78eac" style:font-weight-asian="bold" style:font-weight-complex="bold"/>
    </style:style>
    <style:style style:name="T7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8eac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a0cb" style:font-weight-asian="normal" style:font-weight-complex="normal"/>
    </style:style>
    <style:style style:name="T9" style:family="text">
      <style:text-properties officeooo:rsid="0087b06b"/>
    </style:style>
    <style:style style:name="T10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b025b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b025b" style:font-weight-asian="bold" style:font-weight-complex="bold"/>
    </style:style>
    <style:style style:name="T12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fb360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c0100" style:font-weight-asian="bold" style:font-weight-complex="bold"/>
    </style:style>
    <style:style style:name="T14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13cfa" style:font-weight-asian="bold" style:font-weight-complex="bold"/>
    </style:style>
    <style:style style:name="T15" style:family="text">
      <style:text-properties officeooo:rsid="00913cfa"/>
    </style:style>
    <style:style style:name="T16" style:family="text">
      <style:text-properties officeooo:rsid="008f0d3e"/>
    </style:style>
    <style:style style:name="T17" style:family="text">
      <style:text-properties fo:font-weight="bold" officeooo:rsid="008f0d3e" style:font-weight-asian="bold" style:font-weight-complex="bold"/>
    </style:style>
    <style:style style:name="T18" style:family="text">
      <style:text-properties fo:font-weight="bold" officeooo:rsid="0094f917" style:font-weight-asian="bold" style:font-weight-complex="bold"/>
    </style:style>
    <style:style style:name="T19" style:family="text">
      <style:text-properties officeooo:rsid="0094f917"/>
    </style:style>
    <style:style style:name="T20" style:family="text">
      <style:text-properties officeooo:rsid="009c08ca"/>
    </style:style>
    <style:style style:name="T21" style:family="text">
      <style:text-properties fo:font-weight="bold" officeooo:rsid="009c08ca" style:font-weight-asian="bold" style:font-weight-complex="bold"/>
    </style:style>
    <style:style style:name="T22" style:family="text">
      <style:text-properties officeooo:rsid="009c08ca" style:font-weight-asian="normal" style:font-weight-complex="normal"/>
    </style:style>
    <style:style style:name="T23" style:family="text">
      <style:text-properties fo:font-weight="bold" officeooo:rsid="009d5dec" style:font-weight-asian="bold" style:font-weight-complex="bold"/>
    </style:style>
    <style:style style:name="T24" style:family="text">
      <style:text-properties officeooo:rsid="009d5dec" style:font-weight-asian="normal" style:font-weight-complex="normal"/>
    </style:style>
    <style:style style:name="T25" style:family="text">
      <style:text-properties officeooo:rsid="00958f25"/>
    </style:style>
    <style:style style:name="T26" style:family="text">
      <style:text-properties fo:font-variant="normal" fo:text-transform="none" fo:color="#000000" loext:opacity="100%" style:font-name="Liberation Serif" fo:letter-spacing="normal" fo:language="en" fo:country="US" fo:font-style="normal" officeooo:rsid="009d5dec"/>
    </style:style>
    <style:style style:name="T27" style:family="text">
      <style:text-properties fo:font-variant="normal" fo:text-transform="none" fo:color="#000000" loext:opacity="100%" style:font-name="Liberation Serif" fo:letter-spacing="normal" fo:language="en" fo:country="US" fo:font-style="normal" officeooo:rsid="00a0d1cf"/>
    </style:style>
    <style:style style:name="T28" style:family="text">
      <style:text-properties fo:font-weight="bold" officeooo:rsid="00a26924" style:font-weight-asian="bold" style:font-weight-complex="bold"/>
    </style:style>
    <style:style style:name="T29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ee44d" style:font-weight-asian="bold" style:font-weight-complex="bold"/>
    </style:style>
    <style:style style:name="T30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ee44d"/>
    </style:style>
    <style:style style:name="T31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0d1cf" style:font-weight-asian="normal" style:font-weight-complex="normal"/>
    </style:style>
    <style:style style:name="T32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0d1cf" style:font-weight-asian="bold" style:font-weight-complex="bold"/>
    </style:style>
    <style:style style:name="T33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26924" style:font-weight-asian="normal" style:font-weight-complex="normal"/>
    </style:style>
    <style:style style:name="T34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26924" style:font-weight-asian="bold" style:font-weight-complex="bold"/>
    </style:style>
    <style:style style:name="T35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ea6bd" style:font-weight-asian="normal" style:font-weight-complex="normal"/>
    </style:style>
    <style:style style:name="T36" style:family="text">
      <style:text-properties style:font-name="Liberation Serif" fo:language="en" fo:country="US" officeooo:rsid="00a6b88d" style:font-weight-asian="normal" style:font-weight-complex="normal"/>
    </style:style>
    <style:style style:name="T37" style:family="text">
      <style:text-properties style:font-name="Liberation Serif" fo:language="en" fo:country="US" fo:font-weight="bold" officeooo:rsid="00a6b88d" style:font-weight-asian="bold" style:font-weight-complex="bold"/>
    </style:style>
    <style:style style:name="T38" style:family="text">
      <style:text-properties style:font-name="Liberation Serif" fo:language="en" fo:country="US" fo:font-weight="bold" officeooo:rsid="00a57c23" style:font-weight-asian="bold" style:font-weight-complex="bold"/>
    </style:style>
    <style:style style:name="T39" style:family="text">
      <style:text-properties style:font-name="Liberation Serif" fo:language="en" fo:country="US" officeooo:rsid="00a57c23" style:font-weight-asian="bold" style:font-weight-complex="bold"/>
    </style:style>
    <style:style style:name="T40" style:family="text">
      <style:text-properties style:font-name="Liberation Serif" fo:language="en" fo:country="US" officeooo:rsid="00a6b88d" style:font-weight-asian="bold" style:font-weight-complex="bold"/>
    </style:style>
    <style:style style:name="T41" style:family="text">
      <style:text-properties style:font-name="Liberation Serif" fo:language="en" fo:country="US" officeooo:rsid="00a57c23" style:font-weight-asian="normal" style:font-weight-complex="normal"/>
    </style:style>
    <style:style style:name="T42" style:family="text">
      <style:text-properties style:font-name="Liberation Serif" fo:language="en" fo:country="US" officeooo:rsid="00a6cdfb" style:font-weight-asian="normal" style:font-weight-complex="normal"/>
    </style:style>
    <style:style style:name="T43" style:family="text">
      <style:text-properties style:font-name="Liberation Serif" fo:language="en" fo:country="US" fo:font-weight="bold" officeooo:rsid="00a6cdfb" style:font-weight-asian="bold" style:font-weight-complex="bold"/>
    </style:style>
    <style:style style:name="T44" style:family="text">
      <style:text-properties fo:language="en" fo:country="US" fo:font-weight="bold" officeooo:rsid="00a6b88d" style:font-weight-asian="bold" style:font-weight-complex="bold"/>
    </style:style>
    <style:style style:name="T45" style:family="text">
      <style:text-properties fo:language="en" fo:country="US" fo:font-weight="bold" officeooo:rsid="00a6cdfb" style:font-weight-asian="bold" style:font-weight-complex="bold"/>
    </style:style>
    <style:style style:name="T46" style:family="text">
      <style:text-properties fo:language="en" fo:country="US" officeooo:rsid="00a6cdfb" style:font-weight-asian="normal" style:font-weight-complex="normal"/>
    </style:style>
    <style:style style:name="T47" style:family="text">
      <style:text-properties style:font-weight-asian="normal" style:font-weight-complex="normal"/>
    </style:style>
    <style:style style:name="T48" style:family="text">
      <style:text-properties officeooo:rsid="00a57c23"/>
    </style:style>
    <style:style style:name="T49" style:family="text">
      <style:text-properties officeooo:rsid="00ab6127"/>
    </style:style>
    <style:style style:name="T50" style:family="text">
      <style:text-properties fo:font-weight="bold" officeooo:rsid="00ab6127" style:font-weight-asian="bold" style:font-weight-complex="bold"/>
    </style:style>
    <style:style style:name="T51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/>
    </style:style>
    <style:style style:name="T52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b6127"/>
    </style:style>
    <style:style style:name="T53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d376b" style:font-weight-asian="bold" style:font-weight-complex="bold"/>
    </style:style>
    <style:style style:name="T54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8971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 MVC</text:p>
      <text:p text:style-name="P2"><text:a xlink:type="simple" xlink:href="https://docs.spring.io/spring/docs/current/spring-framework-reference/web.html#spring-web" text:style-name="Internet_20_link" text:visited-style-name="Visited_20_Internet_20_Link">https://docs.spring.io/spring/docs/current/spring-framework-reference/web.html#spring-web</text:a></text:p>
      <text:p text:style-name="P2"/>
      <text:p text:style-name="P3">Spring Boot starter</text:p>
      <text:p text:style-name="P4">&lt;dependency&gt;</text:p>
      <text:p text:style-name="P4"><text:tab/>&lt;groupId&gt;org.springframework.boot&lt;/groupId&gt;</text:p>
      <text:p text:style-name="P4"><text:tab/>&lt;artifactId&gt;spring-boot-starter-web&lt;/artifactId&gt;</text:p>
      <text:p text:style-name="P4">&lt;/dependency&gt;</text:p>
      <text:p text:style-name="P5"/>
      <text:p text:style-name="P6">Register servlet</text:p>
      <text:p text:style-name="P7">public class MyWebApplicationInitializer implements <text:span text:style-name="T1">WebApplicationInitializer</text:span> {</text:p>
      <text:p text:style-name="P7"><text:s text:c="4"/>@Override</text:p>
      <text:p text:style-name="P7"><text:s text:c="4"/>public void onStartup(ServletContext servletCxt) {</text:p>
      <text:p text:style-name="P7"><text:tab/></text:p>
      <text:p text:style-name="P7"><text:s text:c="8"/><text:span text:style-name="T1">//create context</text:span></text:p>
      <text:p text:style-name="P7"><text:s text:c="8"/>AnnotationConfigWebApplicationContext ac = new AnnotationConfigWebApplicationContext();</text:p>
      <text:p text:style-name="P7"><text:s text:c="8"/>ac.register(AppConfig.class);</text:p>
      <text:p text:style-name="P7"><text:s text:c="8"/>ac.refresh();</text:p>
      <text:p text:style-name="P7"/>
      <text:p text:style-name="P7"><text:s text:c="8"/>// Create and register the DispatcherServlet</text:p>
      <text:p text:style-name="P7"><text:s text:c="8"/>DispatcherServlet servlet = new DispatcherServlet(ac);</text:p>
      <text:p text:style-name="P7"><text:s text:c="8"/>ServletRegistration.Dynamic registration = servletCxt.addServlet("app", servlet);</text:p>
      <text:p text:style-name="P7"><text:s text:c="8"/>registration.setLoadOnStartup(1);</text:p>
      <text:p text:style-name="P7"><text:s text:c="8"/>registration.addMapping("/app/*");</text:p>
      <text:p text:style-name="P7"><text:s text:c="4"/>}</text:p>
      <text:p text:style-name="P7">}</text:p>
      <text:p text:style-name="P7">Each servlet has <text:span text:style-name="T1">own</text:span> WebApplicationContext, <text:span text:style-name="T1">it is possible to share same root WebApplicationContext</text:span> among several.</text:p>
      <text:p text:style-name="P7"/>
      <text:p text:style-name="P7">AbstractAnnotationConfigDispatcherServletInitializer – extends WebApplicationInitializer, gives <text:tab/>easier initialization</text:p>
      <text:p text:style-name="P7"/>
      <text:p text:style-name="P8">Special beans <text:span text:style-name="T2">– </text:span><text:span text:style-name="T3">DispatcherServlet looks for these beans in context, if nothing found → uses default implementation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HandlerMapping</text:p>
          </table:table-cell>
          <table:table-cell table:style-name="Table2.B1" office:value-type="string">
            <text:p text:style-name="P9">Map request to handler</text:p>
            <text:p text:style-name="P9">RequestMappingHandlerMapping – supports @RequestMapping</text:p>
            <text:p text:style-name="P9">SimpleUrlHandlerMapping – map explicit URI to handler</text:p>
          </table:table-cell>
        </table:table-row>
        <table:table-row>
          <table:table-cell table:style-name="Table2.A2" office:value-type="string">
            <text:p text:style-name="P9">HandlerAdapter</text:p>
          </table:table-cell>
          <table:table-cell table:style-name="Table2.B2" office:value-type="string">
            <text:p text:style-name="P9">Handlers may have different args and annotations. This hides differences</text:p>
          </table:table-cell>
        </table:table-row>
        <table:table-row>
          <table:table-cell table:style-name="Table2.A2" office:value-type="string">
            <text:p text:style-name="P9">HandlerExceptionResolver</text:p>
          </table:table-cell>
          <table:table-cell table:style-name="Table2.B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9">ViewResolver</text:p>
          </table:table-cell>
          <table:table-cell table:style-name="Table2.B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9">LocaleResolver</text:p>
          </table:table-cell>
          <table:table-cell table:style-name="Table2.B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9">ThemeResolver</text:p>
          </table:table-cell>
          <table:table-cell table:style-name="Table2.B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9">MultipartResolver</text:p>
          </table:table-cell>
          <table:table-cell table:style-name="Table2.B2" office:value-type="string">
            <text:p text:style-name="P9">Parses multi-part requests(for example file upload)</text:p>
          </table:table-cell>
        </table:table-row>
        <table:table-row>
          <table:table-cell table:style-name="Table2.A2" office:value-type="string">
            <text:p text:style-name="P9">FlashMapManager</text:p>
          </table:table-cell>
          <table:table-cell table:style-name="Table2.B2" office:value-type="string">
            <text:p text:style-name="P9">Manages FlashMap which allows to pass params. to other handler <text:soft-page-break/>during redirection</text:p>
          </table:table-cell>
        </table:table-row>
      </table:table>
      <text:p text:style-name="P7"/>
      <text:p text:style-name="P11"/>
      <text:p text:style-name="P12">How request is served</text:p>
      <text:p text:style-name="P13">1) Bound WebApplicationContext to request with key DispatcherServlet.WEB_APPLICATION_CONTEXT_ATTRIBUTE</text:p>
      <text:p text:style-name="P13"/>
      <text:p text:style-name="P13">2) Bound LocaleResolver</text:p>
      <text:p text:style-name="P11"/>
      <text:p text:style-name="P13">3) Bound ThemeResolver</text:p>
      <text:p text:style-name="P13"/>
      <text:p text:style-name="P13">4) If request is multi-part → it is wrapped with <text:span text:style-name="T1">MultipartHttpServletRequest</text:span></text:p>
      <text:p text:style-name="P11"/>
      <text:p text:style-name="P13">5) Invoke handler</text:p>
      <text:p text:style-name="P13"/>
      <text:p text:style-name="P13">6) Render view</text:p>
      <text:p text:style-name="P14"/>
      <text:p text:style-name="P15"/>
      <text:p text:style-name="P16">Intercepting requests</text:p>
      <text:p text:style-name="P17">Interceptors implement <text:span text:style-name="T1">HandlerInterceptor</text:span></text:p>
      <text:p text:style-name="P18">boolean <text:span text:style-name="T1">preHandle</text:span>(HttpServletRequest request, HttpServletResponse response, Object handler) – <text:span text:style-name="T4">return false to break handling</text:span></text:p>
      <text:p text:style-name="P18">void <text:span text:style-name="T1">postHandle</text:span>(HttpServletRequest request, HttpServletResponse response, Object handler,</text:p>
      <text:p text:style-name="P19"><text:span text:style-name="T5"><text:tab/><text:tab/><text:tab/>ModelAndView modelAndView) – </text:span><text:span text:style-name="T6">too late to modify response</text:span><text:span text:style-name="T7">(add header, change body). Use </text:span><text:span text:style-name="T6">@ControllerAdvice</text:span><text:span text:style-name="T7"> </text:span><text:span text:style-name="T8">to modify request</text:span></text:p>
      <text:p text:style-name="P18">void <text:span text:style-name="T1">afterCompletion</text:span>(HttpServletRequest request, HttpServletResponse response, Object handler, Exception ex)</text:p>
      <text:p text:style-name="P18"/>
      <text:p text:style-name="P18"/>
      <text:p text:style-name="P18"/>
      <text:p text:style-name="P20">@ControllerAdvice – for all controller classes, this may be narrowed by:</text:p>
      <text:p text:style-name="P20">Class&lt;?&gt;[] assignableTypes – <text:span text:style-name="T9">specify controller class</text:span></text:p>
      <text:p text:style-name="P20">Class&lt;?&gt;[] basePackageClasses – <text:span text:style-name="T9">specify at least 1 class from desired package</text:span></text:p>
      <text:p text:style-name="P20"/>
      <text:p text:style-name="P18"/>
      <text:p text:style-name="P21">Configure interceptors</text:p>
      <text:p text:style-name="P20">public class WebConfig implements <text:span text:style-name="T1">WebMvcConfigurer</text:span> {</text:p>
      <text:p text:style-name="P20"/>
      <text:p text:style-name="P20"><text:s text:c="4"/>@Override</text:p>
      <text:p text:style-name="P20"><text:s text:c="4"/>public void addInterceptors(InterceptorRegistry registry) {</text:p>
      <text:p text:style-name="P20"><text:s text:c="9"/>registry.addInterceptor(new ThemeChangeInterceptor())</text:p>
      <text:p text:style-name="P20"><text:tab/><text:tab/><text:tab/>.addPathPatterns("/**")</text:p>
      <text:p text:style-name="P20"><text:tab/><text:tab/><text:tab/>.excludePathPatterns("/admin/**");</text:p>
      <text:p text:style-name="P20"><text:s text:c="4"/>}</text:p>
      <text:p text:style-name="P20">}</text:p>
      <text:p text:style-name="P20"/>
      <text:p text:style-name="P22">MultipartResolver</text:p>
      <text:p text:style-name="P19"><text:span text:style-name="T10">Register </text:span><text:span text:style-name="T11">MultipartConfigElement</text:span><text:span text:style-name="T10"> and add bean of type </text:span><text:span text:style-name="T11">StandardServletMultipartResolver</text:span><text:span text:style-name="T10"> to </text:span><text:soft-page-break/><text:span text:style-name="T10">servlet context </text:span><text:span text:style-name="T12">with name </text:span><text:span text:style-name="T11">multipartResolver</text:span></text:p>
      <text:p text:style-name="P23"/>
      <text:p text:style-name="P23"><text:s/>@Override</text:p>
      <text:p text:style-name="P23"><text:s text:c="4"/>protected void customizeRegistration(ServletRegistration.Dynamic registration) {</text:p>
      <text:p text:style-name="P23"><text:s text:c="7"/>// Optionally also set maxFileSize, maxRequestSize, fileSizeThreshold</text:p>
      <text:p text:style-name="P23"><text:s text:c="8"/>registration.setMultipartConfig(new MultipartConfigElement("/tmp"));</text:p>
      <text:p text:style-name="P23"><text:s text:c="4"/>}</text:p>
      <text:p text:style-name="P23"/>
      <text:p text:style-name="P19"><text:span text:style-name="T13">Request Mapping </text:span><text:span text:style-name="T14">with Registration</text:span></text:p>
      <text:p text:style-name="P24">@Configuration</text:p>
      <text:p text:style-name="P24">public class MyConfig {</text:p>
      <text:p text:style-name="P24"/>
      <text:p text:style-name="P23">@Autowired</text:p>
      <text:p text:style-name="P23">public void setHandlerMapping(RequestMappingHandlerMapping mapping, UserHandler handler) <text:span text:style-name="T15">{</text:span></text:p>
      <text:p text:style-name="P23"/>
      <text:p text:style-name="P23"><text:tab/>RequestMappingInfo info = RequestMappingInfo</text:p>
      <text:p text:style-name="P23"><text:s text:c="16"/>.paths("/user/{id}").methods(RequestMethod.GET).build(); </text:p>
      <text:p text:style-name="P23"/>
      <text:p text:style-name="P23"><text:tab/> Method method = UserHandler.class.getMethod("getUser", Long.class); </text:p>
      <text:p text:style-name="P23"/>
      <text:p text:style-name="P23"><text:tab/>mapping.registerMapping(info, handler, method); </text:p>
      <text:p text:style-name="P23"><text:s text:c="4"/>}</text:p>
      <text:p text:style-name="P23">}</text:p>
      <text:p text:style-name="P20"/>
      <text:p text:style-name="P25">Request Mapping <text:span text:style-name="T15">with Annotations</text:span></text:p>
      <text:p text:style-name="P26">@RequestMapping</text:p>
      <text:p text:style-name="P27">path: String[] - <text:span text:style-name="T16">patterns of URI</text:span></text:p>
      <text:p text:style-name="P27">name: String[] - <text:span text:style-name="T16">name of mapping</text:span></text:p>
      <text:p text:style-name="P27">headers: String[] - <text:span text:style-name="T16">array of </text:span>“My-Header=myValue” <text:span text:style-name="T17">or</text:span><text:span text:style-name="T16"> “My-Header!=myValue” </text:span><text:span text:style-name="T17">or</text:span><text:span text:style-name="T16"> “!My-Header”</text:span></text:p>
      <text:p text:style-name="P27">params: String[] - <text:span text:style-name="T16">array of “</text:span>myParam=myValue” <text:span text:style-name="T16">or “</text:span>myParam!=myValue” <text:span text:style-name="T16">or “!</text:span>myParam”</text:p>
      <text:p text:style-name="P27">consumes: String[] - <text:span text:style-name="T16">array of MIME types</text:span></text:p>
      <text:p text:style-name="P27">produces: String[] - <text:span text:style-name="T16">array of MIME types</text:span></text:p>
      <text:p text:style-name="P26"/>
      <text:p text:style-name="P28">@GetMapping</text:p>
      <text:p text:style-name="P28">* * *</text:p>
      <text:p text:style-name="P28">@PutMapping</text:p>
      <text:p text:style-name="P28"/>
      <text:p text:style-name="P29">Handler arguments</text:p>
      <text:p text:style-name="P28"><text:a xlink:type="simple" xlink:href="https://docs.spring.io/spring/docs/current/spring-framework-reference/web.html#mvc-ann-arguments" text:style-name="Internet_20_link" text:visited-style-name="Visited_20_Internet_20_Link">https://docs.spring.io/spring/docs/current/spring-framework-reference/web.html#mvc-ann-arguments</text:a></text:p>
      <text:p text:style-name="P28"/>
      <text:p text:style-name="P28"><text:a xlink:type="simple" xlink:href="https://docs.spring.io/spring/docs/current/spring-framework-reference/web.html#mvc-ann-return-types" text:style-name="Internet_20_link" text:visited-style-name="Visited_20_Internet_20_Link">https://docs.spring.io/spring/docs/current/spring-framework-reference/web.html#mvc-ann-return-types</text:a></text:p>
      <text:p text:style-name="P28"/>
      <text:p text:style-name="P30">@RequestParam</text:p>
      <text:p text:style-name="P30">@RequestHeader</text:p>
      <text:p text:style-name="P30">@PathVariable</text:p>
      <text:p text:style-name="P30"/>
      <text:p text:style-name="P30">@MatrixVariable – see below. <text:span text:style-name="T18">Also</text:span><text:span text:style-name="T19"> may use </text:span>MultiValueMap&lt;String, ?&gt;</text:p>
      <text:p text:style-name="P30"><text:tab/>// GET /owners/42;q=11/pets/21;q=22</text:p>
      <text:p text:style-name="P17"><text:tab/>@GetMapping("/owners/{<text:span text:style-name="T1">ownerId</text:span>}/pets/{<text:span text:style-name="T1">petId</text:span>}")</text:p>
      <text:p text:style-name="P17"><text:soft-page-break/><text:tab/>public void findPet(</text:p>
      <text:p text:style-name="P17"><text:tab/> <text:s text:c="7"/>@MatrixVariable(name="q", pathVar="<text:span text:style-name="T1">ownerId</text:span>") int q1,</text:p>
      <text:p text:style-name="P17"><text:tab/> <text:s text:c="7"/>@MatrixVariable(name="q", pathVar="<text:span text:style-name="T1">petId</text:span>") int q2) {</text:p>
      <text:p text:style-name="P17"/>
      <text:p text:style-name="P17">@CookieValue</text:p>
      <text:p text:style-name="P17"/>
      <text:p text:style-name="P17">@SessionAttributes<text:span text:style-name="T20">(“&lt;name of attribute&gt;”) - over class; on the first request, when attribute is added to the model, it will be </text:span><text:span text:style-name="T21">populated to servlet session. </text:span><text:span text:style-name="T22">It will stay there till </text:span><text:span text:style-name="T21">SessionStatus.</text:span><text:span text:style-name="T23">setComplete()</text:span><text:span text:style-name="T24"> is not invoked.</text:span></text:p>
      <text:p text:style-name="P17"/>
      <text:p text:style-name="P17">@ModelAttribute – <text:span text:style-name="T25">to get already setted model-attribute.</text:span></text:p>
      <text:p text:style-name="P31">binding: boolean – set false if binding is not needed</text:p>
      <text:p text:style-name="P32"><text:span text:style-name="T26">Retriving </text:span><text:span text:style-name="T27">attribute </text:span><text:span text:style-name="T26">from:</text:span></text:p>
      <text:p text:style-name="P33">1) Model, if it was previously setted</text:p>
      <text:p text:style-name="P33">2) Session Attributes</text:p>
      <text:p text:style-name="P33"/>
      <text:p text:style-name="P33">3) URI path variable</text:p>
      <text:p text:style-name="P34">registered <text:span text:style-name="T1">Converter&lt;String, &lt;type&gt;&gt;</text:span> resolves path variable to object. <text:span text:style-name="T28">Impl should be thread safe</text:span></text:p>
      <text:p text:style-name="P19"><text:span text:style-name="T29">WebDataBinder</text:span><text:span text:style-name="T30"> fills fields of object by </text:span><text:span text:style-name="T29">request parameters. </text:span><text:span text:style-name="T31">Handler may read errors during binding from </text:span><text:span text:style-name="T32">BindingResult</text:span><text:span text:style-name="T31"> argument which is next after @ModelAttribute.</text:span></text:p>
      <text:p text:style-name="P19"><text:span text:style-name="T31">Registered bean, which implements </text:span><text:span text:style-name="T32">Validator</text:span><text:span text:style-name="T31"> w</text:span><text:span text:style-name="T33">ill</text:span><text:span text:style-name="T31"> validate result object </text:span><text:span text:style-name="T33">if </text:span><text:span text:style-name="T34">@Valid</text:span><text:span text:style-name="T33"> of </text:span><text:span text:style-name="T34">@Validated</text:span><text:span text:style-name="T33"> is placed for handler argument.</text:span></text:p>
      <text:p text:style-name="P35"/>
      <text:p text:style-name="P19"><text:span text:style-name="T33">@InitBinder – </text:span><text:span text:style-name="T35">to customize data binding</text:span></text:p>
      <text:p text:style-name="P19"><text:span text:style-name="T33">public void initBinder(WebDataBinder dataBinder) </text:span><text:span text:style-name="T35">{}</text:span></text:p>
      <text:p text:style-name="P33"/>
      <text:p text:style-name="P33">4) Invocation of default constructor</text:p>
      <text:p text:style-name="P33">5) Invocation of “primary constructor” with request parameters as arguments(names of arguments from <text:span text:style-name="T1">@ConstructorProperties</text:span>)</text:p>
      <text:p text:style-name="P33"/>
      <text:p text:style-name="P36">RedirectParameters</text:p>
      <text:p text:style-name="P37">Model attributes are automatically added to redirect URL: **?attr=attrVal</text:p>
      <text:p text:style-name="P37">To disable this behaviour inject <text:span text:style-name="T1">RequestMappingHandlerAdapter</text:span> and invoke RequestMappingHandlerAdapter.<text:span text:style-name="T1">setIgnoreDefaultModelOnRedirect(true)</text:span></text:p>
      <text:p text:style-name="P38"><text:span text:style-name="T36">Use</text:span><text:span text:style-name="T37"> </text:span><text:span text:style-name="T38">RedirectParameters</text:span><text:span text:style-name="T39"> </text:span><text:span text:style-name="T40">argument of handler to pass attributes to another handler: </text:span></text:p>
      <text:p text:style-name="P38"><text:span text:style-name="T41">RedirectParameters.</text:span><text:span text:style-name="T37">addAttribute().</text:span><text:span text:style-name="T36"> </text:span><text:span text:style-name="T42">Sent in header </text:span><text:span text:style-name="T43">Location</text:span><text:span text:style-name="T42">. Retrieve by @RequestParam</text:span></text:p>
      <text:p text:style-name="P39">and</text:p>
      <text:p text:style-name="P38"><text:span text:style-name="T41">RedirectParameters.</text:span><text:span text:style-name="T1">addFlashAttribute</text:span><text:span text:style-name="T44">(). </text:span><text:span text:style-name="T45">Is not sent</text:span><text:span text:style-name="T46"> in request.</text:span><text:span text:style-name="T45"> </text:span><text:span text:style-name="T46">Retrieve by @ModelParam</text:span></text:p>
      <text:p text:style-name="P39"/>
      <text:p text:style-name="P40"><text:span text:style-name="T1">Another way to redirect:</text:span><text:span text:style-name="T47"> r</text:span><text:span text:style-name="T48">eturn RedirectView</text:span></text:p>
      <text:p text:style-name="P33"/>
      <text:p text:style-name="P40">@JsonView(&lt;Class to which serialze&gt;)</text:p>
      <text:p text:style-name="P40">sometimes <text:span text:style-name="T1">not all fields of object should be serialized</text:span>.</text:p>
      <text:p text:style-name="P40">Set @JsonView over handler and class, which will be used for serialization.</text:p>
      <text:p text:style-name="P41">Or</text:p>
      <text:p text:style-name="P42">MappingJacksonValue value = new MappingJacksonValue(user);</text:p>
      <text:p text:style-name="P42"><text:s/>value.setSerializationView(User.WithoutPasswordView.class);</text:p>
      <text:p text:style-name="P42"><text:s/>return value;</text:p>
      <text:p text:style-name="P17"/>
      <text:p text:style-name="P17"><text:soft-page-break/></text:p>
      <text:p text:style-name="P17">@ExceptionHandler<text:span text:style-name="T49">({FileSystemException.class, RemoteException.class})</text:span> – <text:span text:style-name="T49">method will handle exceptions of </text:span><text:span text:style-name="T50">own</text:span><text:span text:style-name="T49"> controller. Array allows </text:span><text:span text:style-name="T50">“multi-catch”</text:span></text:p>
      <text:p text:style-name="P17"><text:a xlink:type="simple" xlink:href="https://docs.spring.io/spring/docs/current/spring-framework-reference/web.html#mvc-ann-exceptionhandler-args" text:style-name="Internet_20_link" text:visited-style-name="Visited_20_Internet_20_Link">https://docs.spring.io/spring/docs/current/spring-framework-reference/web.html#mvc-ann-exceptionhandler-args</text:a></text:p>
      <text:p text:style-name="P19"><text:span text:style-name="T51">@ExceptionHandler </text:span><text:span text:style-name="T52">in @ControllerAdvice </text:span><text:span text:style-name="T53">works for target controllers </text:span><text:span text:style-name="T54">specified by</text:span></text:p>
      <text:p text:style-name="P43">annotations - <text:s/>contain any annotation</text:p>
      <text:p text:style-name="P43">assignableTypes – assigned to any of types</text:p>
      <text:p text:style-name="P43">basePackageClasses – are in packages</text:p>
      <text:p text:style-name="P43">basePackages</text:p>
      <text:p text:style-name="P44">Arguments and return types see here:</text:p>
      <text:p text:style-name="P44"><text:a xlink:type="simple" xlink:href="https://docs.spring.io/spring-framework/docs/current/javadoc-api/org/springframework/web/bind/annotation/ExceptionHandler.html" text:style-name="Internet_20_link" text:visited-style-name="Visited_20_Internet_20_Link">https://docs.spring.io/spring-framework/docs/current/javadoc-api/org/springframework/web/bind/annotation/ExceptionHandler.html</text:a></text:p>
      <text:p text:style-name="P17"/>
      <text:p text:style-name="P17"/>
      <text:p text:style-name="P17">@ResponseStatus – ???</text:p>
      <text:p text:style-name="P17"/>
      <text:h text:style-name="Heading_20_1" text:outline-level="1">Useful util classes</text:h>
      <text:p text:style-name="P45">org.springframework.http.MediaType – contains standard values for “Content-Type” header.</text:p>
      <text:p text:style-name="P45">org.springframework.http.HttpHeaders – container for headers of request/respon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Arial, Helvetic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7T16:41:27.707000000</dc:date>
    <meta:editing-duration>PT12H49S</meta:editing-duration>
    <meta:editing-cycles>3</meta:editing-cycles>
    <meta:generator>LibreOffice/24.8.3.2$Windows_X86_64 LibreOffice_project/48a6bac9e7e268aeb4c3483fcf825c94556d9f92</meta:generator>
    <meta:document-statistic meta:table-count="1" meta:image-count="0" meta:object-count="0" meta:page-count="5" meta:paragraph-count="149" meta:word-count="716" meta:character-count="7430" meta:non-whitespace-character-count="6649"/>
  </office:meta>
</office:document-meta>
</file>